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rse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03:1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716" calcext:value-type="float">
            <text:p>0.2716</text:p>
          </table:table-cell>
          <table:table-cell office:value-type="float" office:value="17.6277" calcext:value-type="float">
            <text:p>17.6277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7199" calcext:value-type="float">
            <text:p>0.71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3:3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81" calcext:value-type="float">
            <text:p>0.2981</text:p>
          </table:table-cell>
          <table:table-cell office:value-type="float" office:value="18.4916" calcext:value-type="float">
            <text:p>18.491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938" calcext:value-type="float">
            <text:p>0.69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3:4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736" calcext:value-type="float">
            <text:p>0.2736</text:p>
          </table:table-cell>
          <table:table-cell office:value-type="float" office:value="17.8184" calcext:value-type="float">
            <text:p>17.8184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7154" calcext:value-type="float">
            <text:p>0.7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0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74" calcext:value-type="float">
            <text:p>0.274</text:p>
          </table:table-cell>
          <table:table-cell office:value-type="float" office:value="18.6096" calcext:value-type="float">
            <text:p>18.6096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7178" calcext:value-type="float">
            <text:p>0.7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1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591" calcext:value-type="float">
            <text:p>0.2591</text:p>
          </table:table-cell>
          <table:table-cell office:value-type="float" office:value="18.0138" calcext:value-type="float">
            <text:p>18.013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7313" calcext:value-type="float">
            <text:p>0.73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04:2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013" calcext:value-type="float">
            <text:p>0.3013</text:p>
          </table:table-cell>
          <table:table-cell table:style-name="ce2" office:value-type="float" office:value="18.6467" calcext:value-type="float">
            <text:p>18.6467</text:p>
          </table:table-cell>
          <table:table-cell office:value-type="float" office:value="0.8245" calcext:value-type="float">
            <text:p>0.8245</text:p>
          </table:table-cell>
          <table:table-cell table:style-name="ce2" office:value-type="float" office:value="0.6768" calcext:value-type="float">
            <text:p>0.67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11:1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97" calcext:value-type="float">
            <text:p>0.2997</text:p>
          </table:table-cell>
          <table:table-cell office:value-type="float" office:value="18.3143" calcext:value-type="float">
            <text:p>18.314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96" calcext:value-type="float">
            <text:p>0.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2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095" calcext:value-type="float">
            <text:p>0.3095</text:p>
          </table:table-cell>
          <table:table-cell office:value-type="float" office:value="19.0219" calcext:value-type="float">
            <text:p>19.0219</text:p>
          </table:table-cell>
          <table:table-cell office:value-type="float" office:value="0.9175" calcext:value-type="float">
            <text:p>0.9175</text:p>
          </table:table-cell>
          <table:table-cell table:style-name="ce2" office:value-type="float" office:value="0.6823" calcext:value-type="float">
            <text:p>0.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3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89" calcext:value-type="float">
            <text:p>0.2689</text:p>
          </table:table-cell>
          <table:table-cell office:value-type="float" office:value="18.1114" calcext:value-type="float">
            <text:p>18.111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7263" calcext:value-type="float">
            <text:p>0.7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4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882" calcext:value-type="float">
            <text:p>0.2882</text:p>
          </table:table-cell>
          <table:table-cell office:value-type="float" office:value="18.5686" calcext:value-type="float">
            <text:p>18.5686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7065" calcext:value-type="float">
            <text:p>0.7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813" calcext:value-type="float">
            <text:p>0.2813</text:p>
          </table:table-cell>
          <table:table-cell office:value-type="float" office:value="18.4128" calcext:value-type="float">
            <text:p>18.4128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2:01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778" calcext:value-type="float">
            <text:p>0.2778</text:p>
          </table:table-cell>
          <table:table-cell table:style-name="ce2" office:value-type="float" office:value="19.2633" calcext:value-type="float">
            <text:p>19.2633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7181" calcext:value-type="float">
            <text:p>0.7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0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868" calcext:value-type="float">
            <text:p>0.2868</text:p>
          </table:table-cell>
          <table:table-cell office:value-type="float" office:value="17.7079" calcext:value-type="float">
            <text:p>17.7079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7029" calcext:value-type="float">
            <text:p>0.7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1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9" calcext:value-type="float">
            <text:p>0.309</text:p>
          </table:table-cell>
          <table:table-cell table:style-name="ce2" office:value-type="float" office:value="18.8307" calcext:value-type="float">
            <text:p>18.8307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6819" calcext:value-type="float">
            <text:p>0.6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1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91" calcext:value-type="float">
            <text:p>0.2691</text:p>
          </table:table-cell>
          <table:table-cell office:value-type="float" office:value="18.1293" calcext:value-type="float">
            <text:p>18.129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188" calcext:value-type="float">
            <text:p>0.7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3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135" calcext:value-type="float">
            <text:p>0.3135</text:p>
          </table:table-cell>
          <table:table-cell office:value-type="float" office:value="18.5277" calcext:value-type="float">
            <text:p>18.5277</text:p>
          </table:table-cell>
          <table:table-cell office:value-type="float" office:value="0.8958" calcext:value-type="float">
            <text:p>0.8958</text:p>
          </table:table-cell>
          <table:table-cell table:style-name="ce2" office:value-type="float" office:value="0.6746" calcext:value-type="float">
            <text:p>0.6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3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53" calcext:value-type="float">
            <text:p>0.3053</text:p>
          </table:table-cell>
          <table:table-cell office:value-type="float" office:value="18.4519" calcext:value-type="float">
            <text:p>18.451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1" calcext:value-type="float">
            <text:p>0.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4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17" calcext:value-type="float">
            <text:p>0.3117</text:p>
          </table:table-cell>
          <table:table-cell office:value-type="float" office:value="18.7358" calcext:value-type="float">
            <text:p>18.7358</text:p>
          </table:table-cell>
          <table:table-cell table:style-name="ce2" office:value-type="float" office:value="0.9199" calcext:value-type="float">
            <text:p>0.9199</text:p>
          </table:table-cell>
          <table:table-cell office:value-type="float" office:value="0.679" calcext:value-type="float">
            <text:p>0.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4:3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514" calcext:value-type="float">
            <text:p>0.2514</text:p>
          </table:table-cell>
          <table:table-cell office:value-type="float" office:value="17.0278" calcext:value-type="float">
            <text:p>17.0278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7439" calcext:value-type="float">
            <text:p>0.7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7:5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24" calcext:value-type="float">
            <text:p>0.3124</text:p>
          </table:table-cell>
          <table:table-cell office:value-type="float" office:value="17.3048" calcext:value-type="float">
            <text:p>17.3048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683" calcext:value-type="float">
            <text:p>0.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22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789" calcext:value-type="float">
            <text:p>0.2789</text:p>
          </table:table-cell>
          <table:table-cell table:style-name="ce2" office:value-type="float" office:value="17.3911" calcext:value-type="float">
            <text:p>17.3911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717" calcext:value-type="float">
            <text:p>0.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3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37" calcext:value-type="float">
            <text:p>0.3037</text:p>
          </table:table-cell>
          <table:table-cell office:value-type="float" office:value="17.1301" calcext:value-type="float">
            <text:p>17.130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05" calcext:value-type="float">
            <text:p>0.6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4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855" calcext:value-type="float">
            <text:p>0.2855</text:p>
          </table:table-cell>
          <table:table-cell office:value-type="float" office:value="17.1924" calcext:value-type="float">
            <text:p>17.192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7098" calcext:value-type="float">
            <text:p>0.7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4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136" calcext:value-type="float">
            <text:p>0.3136</text:p>
          </table:table-cell>
          <table:table-cell office:value-type="float" office:value="16.9503" calcext:value-type="float">
            <text:p>16.9503</text:p>
          </table:table-cell>
          <table:table-cell office:value-type="float" office:value="0.9441" calcext:value-type="float">
            <text:p>0.9441</text:p>
          </table:table-cell>
          <table:table-cell table:style-name="ce2" office:value-type="float" office:value="0.6801" calcext:value-type="float">
            <text:p>0.68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53:32.356163401</dc:date>
    <meta:editing-duration>PT3M12S</meta:editing-duration>
    <meta:editing-cycles>2</meta:editing-cycles>
    <meta:generator>LibreOffice/7.3.7.2$Linux_X86_64 LibreOffice_project/30$Build-2</meta:generator>
    <meta:document-statistic meta:table-count="1" meta:cell-count="260" meta:object-count="0"/>
  </office:meta>
</office:document-meta>
</file>